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DOMImplementationImpl.createDocument( String namespaceURI , String qualifiedName , DocumentType doc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MLDOMImplementationImpl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